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ff"/>
      <style:text-properties fo:color="#ffffff"/>
    </style:style>
    <style:style style:name="ce3" style:family="table-cell" style:parent-style-name="Default">
      <style:table-cell-properties fo:background-color="#ff0000"/>
      <style:text-properties fo:color="#ffffff"/>
    </style:style>
    <style:style style:name="ce4" style:family="table-cell" style:parent-style-name="Default">
      <style:table-cell-properties fo:background-color="#ff00ff"/>
      <style:text-properties fo:color="#ffff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stepCount</text:p>
          </table:table-cell>
          <table:table-cell table:style-name="ce1" office:value-type="string" calcext:value-type="string">
            <text:p>meanActivity</text:p>
          </table:table-cell>
          <table:table-cell table:style-name="ce1" office:value-type="string" calcext:value-type="string">
            <text:p>percent10000</text:p>
          </table:table-cell>
          <table:table-cell table:style-name="ce1" office:value-type="string" calcext:value-type="string">
            <text:p>percent50000</text:p>
          </table:table-cell>
          <table:table-cell table:style-name="ce1" office:value-type="string" calcext:value-type="string">
            <text:p>percent2500000</text:p>
          </table:table-cell>
          <table:table-cell table:style-name="ce1" office:value-type="string" calcext:value-type="string">
            <text:p>percent5000000</text:p>
          </table:table-cell>
          <table:table-cell table:style-name="ce1" office:value-type="string" calcext:value-type="string">
            <text:p>timestamp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0581.12" calcext:value-type="float">
            <text:p>700581,12</text:p>
          </table:table-cell>
          <table:table-cell office:value-type="float" office:value="44.8" calcext:value-type="float">
            <text:p>44,8</text:p>
          </table:table-cell>
          <table:table-cell office:value-type="float" office:value="32.4" calcext:value-type="float">
            <text:p>32,4</text:p>
          </table:table-cell>
          <table:table-cell office:value-type="float" office:value="11.8" calcext:value-type="float">
            <text:p>11,8</text:p>
          </table:table-cell>
          <table:table-cell office:value-type="float" office:value="3.8" calcext:value-type="float">
            <text:p>3,8</text:p>
          </table:table-cell>
          <table:table-cell office:value-type="float" office:value="698934680" calcext:value-type="float">
            <text:p>6989346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2.85" calcext:value-type="float">
            <text:p>1212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954680" calcext:value-type="float">
            <text:p>69895468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14.44" calcext:value-type="float">
            <text:p>1514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974680" calcext:value-type="float">
            <text:p>69897468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6.6" calcext:value-type="float">
            <text:p>154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994680" calcext:value-type="float">
            <text:p>69899468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7.13" calcext:value-type="float">
            <text:p>1147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014680" calcext:value-type="float">
            <text:p>69901468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21.41" calcext:value-type="float">
            <text:p>5421,41</text:p>
          </table:table-cell>
          <table:table-cell office:value-type="float" office:value="27.2" calcext:value-type="float">
            <text:p>27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034680" calcext:value-type="float">
            <text:p>69903468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8.75" calcext:value-type="float">
            <text:p>448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054680" calcext:value-type="float">
            <text:p>69905468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6.88" calcext:value-type="float">
            <text:p>386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074680" calcext:value-type="float">
            <text:p>69907468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811.82" calcext:value-type="float">
            <text:p>12811,82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094680" calcext:value-type="float">
            <text:p>69909468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.84" calcext:value-type="float">
            <text:p>1022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114680" calcext:value-type="float">
            <text:p>69911468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06.74" calcext:value-type="float">
            <text:p>1706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134680" calcext:value-type="float">
            <text:p>69913468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85.11" calcext:value-type="float">
            <text:p>3085,11</text:p>
          </table:table-cell>
          <table:table-cell office:value-type="float" office:value="5.6" calcext:value-type="float">
            <text:p>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154680" calcext:value-type="float">
            <text:p>69915468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20.52" calcext:value-type="float">
            <text:p>172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174680" calcext:value-type="float">
            <text:p>69917468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57.69" calcext:value-type="float">
            <text:p>1457,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194680" calcext:value-type="float">
            <text:p>69919468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18.57" calcext:value-type="float">
            <text:p>1618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214680" calcext:value-type="float">
            <text:p>69921468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234680" calcext:value-type="float">
            <text:p>69923468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03.77" calcext:value-type="float">
            <text:p>1803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254680" calcext:value-type="float">
            <text:p>69925468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50.71" calcext:value-type="float">
            <text:p>1950,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274680" calcext:value-type="float">
            <text:p>69927468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22.54" calcext:value-type="float">
            <text:p>4122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294680" calcext:value-type="float">
            <text:p>69929468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41.41" calcext:value-type="float">
            <text:p>3741,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314680" calcext:value-type="float">
            <text:p>69931468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47.21" calcext:value-type="float">
            <text:p>244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334680" calcext:value-type="float">
            <text:p>69933468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8.48" calcext:value-type="float">
            <text:p>1708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354680" calcext:value-type="float">
            <text:p>69935468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17.06" calcext:value-type="float">
            <text:p>1717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374680" calcext:value-type="float">
            <text:p>69937468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877.09" calcext:value-type="float">
            <text:p>3877,09</text:p>
          </table:table-cell>
          <table:table-cell office:value-type="float" office:value="14.6" calcext:value-type="float">
            <text:p>1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394680" calcext:value-type="float">
            <text:p>69939468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22.99" calcext:value-type="float">
            <text:p>2122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414680" calcext:value-type="float">
            <text:p>69941468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84.78" calcext:value-type="float">
            <text:p>2384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434680" calcext:value-type="float">
            <text:p>69943468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69.92" calcext:value-type="float">
            <text:p>1469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454680" calcext:value-type="float">
            <text:p>69945468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82.37" calcext:value-type="float">
            <text:p>2182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474680" calcext:value-type="float">
            <text:p>69947468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73.91" calcext:value-type="float">
            <text:p>3673,91</text:p>
          </table:table-cell>
          <table:table-cell office:value-type="float" office:value="4.6" calcext:value-type="float">
            <text:p>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494680" calcext:value-type="float">
            <text:p>69949468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24.12" calcext:value-type="float">
            <text:p>2424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514680" calcext:value-type="float">
            <text:p>69951468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29.4" calcext:value-type="float">
            <text:p>2829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534680" calcext:value-type="float">
            <text:p>69953468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61.07" calcext:value-type="float">
            <text:p>2361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554680" calcext:value-type="float">
            <text:p>69955468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065.03" calcext:value-type="float">
            <text:p>5065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574680" calcext:value-type="float">
            <text:p>69957468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16.43" calcext:value-type="float">
            <text:p>2416,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594680" calcext:value-type="float">
            <text:p>69959468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66.36" calcext:value-type="float">
            <text:p>1466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614680" calcext:value-type="float">
            <text:p>69961468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80.39" calcext:value-type="float">
            <text:p>980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634680" calcext:value-type="float">
            <text:p>69963468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48.53" calcext:value-type="float">
            <text:p>848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654680" calcext:value-type="float">
            <text:p>69965468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71.68" calcext:value-type="float">
            <text:p>1271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674680" calcext:value-type="float">
            <text:p>69967468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37.27" calcext:value-type="float">
            <text:p>637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694680" calcext:value-type="float">
            <text:p>69969468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65.71" calcext:value-type="float">
            <text:p>2765,71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14680" calcext:value-type="float">
            <text:p>69971468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75.9" calcext:value-type="float">
            <text:p>2975,9</text:p>
          </table:table-cell>
          <table:table-cell office:value-type="float" office:value="6.4" calcext:value-type="float">
            <text:p>6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34680" calcext:value-type="float">
            <text:p>69973468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191.47" calcext:value-type="float">
            <text:p>3191,47</text:p>
          </table:table-cell>
          <table:table-cell office:value-type="float" office:value="9.6" calcext:value-type="float">
            <text:p>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54680" calcext:value-type="float">
            <text:p>69975468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19.63" calcext:value-type="float">
            <text:p>1719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774680" calcext:value-type="float">
            <text:p>69977468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94.92" calcext:value-type="float">
            <text:p>1194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794680" calcext:value-type="float">
            <text:p>69979468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19.7" calcext:value-type="float">
            <text:p>1419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814680" calcext:value-type="float">
            <text:p>69981468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436.45" calcext:value-type="float">
            <text:p>2436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834680" calcext:value-type="float">
            <text:p>69983468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51.46" calcext:value-type="float">
            <text:p>3351,4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854680" calcext:value-type="float">
            <text:p>69985468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23.6" calcext:value-type="float">
            <text:p>5623,6</text:p>
          </table:table-cell>
          <table:table-cell office:value-type="float" office:value="16.6" calcext:value-type="float">
            <text:p>16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874680" calcext:value-type="float">
            <text:p>69987468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23.78" calcext:value-type="float">
            <text:p>2323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894680" calcext:value-type="float">
            <text:p>69989468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0.25" calcext:value-type="float">
            <text:p>1200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914680" calcext:value-type="float">
            <text:p>69991468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36.98" calcext:value-type="float">
            <text:p>3136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934680" calcext:value-type="float">
            <text:p>69993468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888.86" calcext:value-type="float">
            <text:p>3888,86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954680" calcext:value-type="float">
            <text:p>69995468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73.53" calcext:value-type="float">
            <text:p>773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974680" calcext:value-type="float">
            <text:p>69997468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34.25" calcext:value-type="float">
            <text:p>1634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994680" calcext:value-type="float">
            <text:p>69999468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47.92" calcext:value-type="float">
            <text:p>2347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14680" calcext:value-type="float">
            <text:p>70001468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55.11" calcext:value-type="float">
            <text:p>1555,1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034680" calcext:value-type="float">
            <text:p>70003468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557.99" calcext:value-type="float">
            <text:p>6557,99</text:p>
          </table:table-cell>
          <table:table-cell office:value-type="float" office:value="17.2" calcext:value-type="float">
            <text:p>17,2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54680" calcext:value-type="float">
            <text:p>70005468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89.65" calcext:value-type="float">
            <text:p>1489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74680" calcext:value-type="float">
            <text:p>70007468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10.45" calcext:value-type="float">
            <text:p>710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094680" calcext:value-type="float">
            <text:p>70009468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00.73" calcext:value-type="float">
            <text:p>2300,73</text:p>
          </table:table-cell>
          <table:table-cell office:value-type="float" office:value="2.4" calcext:value-type="float">
            <text:p>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114680" calcext:value-type="float">
            <text:p>70011468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124.38" calcext:value-type="float">
            <text:p>2124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134680" calcext:value-type="float">
            <text:p>700134680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42.9" calcext:value-type="float">
            <text:p>1242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154680" calcext:value-type="float">
            <text:p>70015468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22.85" calcext:value-type="float">
            <text:p>722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174680" calcext:value-type="float">
            <text:p>700174680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047.21" calcext:value-type="float">
            <text:p>204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194680" calcext:value-type="float">
            <text:p>70019468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87.78" calcext:value-type="float">
            <text:p>787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214680" calcext:value-type="float">
            <text:p>700214680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14.91" calcext:value-type="float">
            <text:p>2514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234680" calcext:value-type="float">
            <text:p>70023468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01.31" calcext:value-type="float">
            <text:p>901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254680" calcext:value-type="float">
            <text:p>700254680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33.09" calcext:value-type="float">
            <text:p>533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274680" calcext:value-type="float">
            <text:p>70027468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43.22" calcext:value-type="float">
            <text:p>843,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294680" calcext:value-type="float">
            <text:p>70029468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88.41" calcext:value-type="float">
            <text:p>8088,41</text:p>
          </table:table-cell>
          <table:table-cell office:value-type="float" office:value="50.2" calcext:value-type="float">
            <text:p>5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314680" calcext:value-type="float">
            <text:p>700314680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45.81" calcext:value-type="float">
            <text:p>3345,81</text:p>
          </table:table-cell>
          <table:table-cell office:value-type="float" office:value="12.2" calcext:value-type="float">
            <text:p>1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334680" calcext:value-type="float">
            <text:p>70033468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80.9" calcext:value-type="float">
            <text:p>118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354680" calcext:value-type="float">
            <text:p>700354680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84.26" calcext:value-type="float">
            <text:p>784,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374680" calcext:value-type="float">
            <text:p>70037468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74.51" calcext:value-type="float">
            <text:p>674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394680" calcext:value-type="float">
            <text:p>70039468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55.39" calcext:value-type="float">
            <text:p>655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14680" calcext:value-type="float">
            <text:p>70041468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93.29" calcext:value-type="float">
            <text:p>793,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34680" calcext:value-type="float">
            <text:p>700434680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75.76" calcext:value-type="float">
            <text:p>1175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54680" calcext:value-type="float">
            <text:p>700454680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74.99" calcext:value-type="float">
            <text:p>574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74680" calcext:value-type="float">
            <text:p>70047468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26.77" calcext:value-type="float">
            <text:p>626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494680" calcext:value-type="float">
            <text:p>70049468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93.54" calcext:value-type="float">
            <text:p>893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514680" calcext:value-type="float">
            <text:p>700514680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85.45" calcext:value-type="float">
            <text:p>885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534680" calcext:value-type="float">
            <text:p>70053468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459.52" calcext:value-type="float">
            <text:p>1459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554680" calcext:value-type="float">
            <text:p>70055468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11.65" calcext:value-type="float">
            <text:p>911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574680" calcext:value-type="float">
            <text:p>70057468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75.53" calcext:value-type="float">
            <text:p>1275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594680" calcext:value-type="float">
            <text:p>70059468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43.97" calcext:value-type="float">
            <text:p>643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614680" calcext:value-type="float">
            <text:p>70061468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28.63" calcext:value-type="float">
            <text:p>728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634680" calcext:value-type="float">
            <text:p>700634680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53.74" calcext:value-type="float">
            <text:p>1153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654680" calcext:value-type="float">
            <text:p>700654680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70.99" calcext:value-type="float">
            <text:p>1070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674680" calcext:value-type="float">
            <text:p>700674680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52.95" calcext:value-type="float">
            <text:p>1252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694680" calcext:value-type="float">
            <text:p>700694680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87.67" calcext:value-type="float">
            <text:p>1087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714680" calcext:value-type="float">
            <text:p>70071468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83.67" calcext:value-type="float">
            <text:p>1083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734680" calcext:value-type="float">
            <text:p>700734680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26.96" calcext:value-type="float">
            <text:p>1326,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754680" calcext:value-type="float">
            <text:p>700754680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0.65" calcext:value-type="float">
            <text:p>1000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774680" calcext:value-type="float">
            <text:p>70077468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99.69" calcext:value-type="float">
            <text:p>799,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794680" calcext:value-type="float">
            <text:p>700794680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085.8" calcext:value-type="float">
            <text:p>2085,8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814680" calcext:value-type="float">
            <text:p>70081468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68.82" calcext:value-type="float">
            <text:p>1068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834680" calcext:value-type="float">
            <text:p>700834680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87.4" calcext:value-type="float">
            <text:p>687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854680" calcext:value-type="float">
            <text:p>700854680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32.91" calcext:value-type="float">
            <text:p>1532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874680" calcext:value-type="float">
            <text:p>700874680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592.7" calcext:value-type="float">
            <text:p>159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894680" calcext:value-type="float">
            <text:p>70089468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90.43" calcext:value-type="float">
            <text:p>1790,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914680" calcext:value-type="float">
            <text:p>700914680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970.48" calcext:value-type="float">
            <text:p>1970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934680" calcext:value-type="float">
            <text:p>700934680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60.32" calcext:value-type="float">
            <text:p>1560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954680" calcext:value-type="float">
            <text:p>700954680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44.91" calcext:value-type="float">
            <text:p>644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974680" calcext:value-type="float">
            <text:p>700974680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93.35" calcext:value-type="float">
            <text:p>793,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994680" calcext:value-type="float">
            <text:p>700994680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15.59" calcext:value-type="float">
            <text:p>615,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014680" calcext:value-type="float">
            <text:p>701014680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160.67" calcext:value-type="float">
            <text:p>2160,67</text:p>
          </table:table-cell>
          <table:table-cell office:value-type="float" office:value="6.6" calcext:value-type="float">
            <text:p>6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034680" calcext:value-type="float">
            <text:p>701034680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39.7" calcext:value-type="float">
            <text:p>1039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054680" calcext:value-type="float">
            <text:p>70105468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24.31" calcext:value-type="float">
            <text:p>1424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074680" calcext:value-type="float">
            <text:p>701074680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171.54" calcext:value-type="float">
            <text:p>3171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094680" calcext:value-type="float">
            <text:p>701094680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42.69" calcext:value-type="float">
            <text:p>1142,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114680" calcext:value-type="float">
            <text:p>70111468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525.7" calcext:value-type="float">
            <text:p>3525,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134680" calcext:value-type="float">
            <text:p>70113468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760.44" calcext:value-type="float">
            <text:p>2760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154680" calcext:value-type="float">
            <text:p>70115468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32.85" calcext:value-type="float">
            <text:p>2632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174680" calcext:value-type="float">
            <text:p>701174680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24.18" calcext:value-type="float">
            <text:p>824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194680" calcext:value-type="float">
            <text:p>701194680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88.15" calcext:value-type="float">
            <text:p>688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214680" calcext:value-type="float">
            <text:p>70121468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20.2" calcext:value-type="float">
            <text:p>72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234680" calcext:value-type="float">
            <text:p>701234680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997.66" calcext:value-type="float">
            <text:p>997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254680" calcext:value-type="float">
            <text:p>701254680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898.6" calcext:value-type="float">
            <text:p>1898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274680" calcext:value-type="float">
            <text:p>701274680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99.88" calcext:value-type="float">
            <text:p>1499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294680" calcext:value-type="float">
            <text:p>701294680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37.76" calcext:value-type="float">
            <text:p>637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314680" calcext:value-type="float">
            <text:p>701314680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085.77" calcext:value-type="float">
            <text:p>2085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334680" calcext:value-type="float">
            <text:p>701334680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94.78" calcext:value-type="float">
            <text:p>1294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354680" calcext:value-type="float">
            <text:p>701354680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85.46" calcext:value-type="float">
            <text:p>685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374680" calcext:value-type="float">
            <text:p>701374680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73.73" calcext:value-type="float">
            <text:p>473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394680" calcext:value-type="float">
            <text:p>70139468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336.48" calcext:value-type="float">
            <text:p>3336,48</text:p>
          </table:table-cell>
          <table:table-cell office:value-type="float" office:value="8.2" calcext:value-type="float">
            <text:p>8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414680" calcext:value-type="float">
            <text:p>70141468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28.44" calcext:value-type="float">
            <text:p>1228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434680" calcext:value-type="float">
            <text:p>701434680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51.01" calcext:value-type="float">
            <text:p>1151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454680" calcext:value-type="float">
            <text:p>70145468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88.28" calcext:value-type="float">
            <text:p>688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474680" calcext:value-type="float">
            <text:p>701474680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781.54" calcext:value-type="float">
            <text:p>1781,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494680" calcext:value-type="float">
            <text:p>701494680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844.88" calcext:value-type="float">
            <text:p>3844,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514680" calcext:value-type="float">
            <text:p>701514680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203.97" calcext:value-type="float">
            <text:p>2203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534680" calcext:value-type="float">
            <text:p>701534680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742.29" calcext:value-type="float">
            <text:p>742,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554680" calcext:value-type="float">
            <text:p>701554680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40.23" calcext:value-type="float">
            <text:p>1640,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574680" calcext:value-type="float">
            <text:p>70157468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51.38" calcext:value-type="float">
            <text:p>1751,38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594680" calcext:value-type="float">
            <text:p>701594680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27.78" calcext:value-type="float">
            <text:p>1227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614680" calcext:value-type="float">
            <text:p>701614680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004.59" calcext:value-type="float">
            <text:p>2004,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634680" calcext:value-type="float">
            <text:p>701634680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99.8" calcext:value-type="float">
            <text:p>1399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654680" calcext:value-type="float">
            <text:p>70165468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445.85" calcext:value-type="float">
            <text:p>4445,85</text:p>
          </table:table-cell>
          <table:table-cell office:value-type="float" office:value="3.4" calcext:value-type="float">
            <text:p>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674680" calcext:value-type="float">
            <text:p>701674680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70.59" calcext:value-type="float">
            <text:p>1370,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694680" calcext:value-type="float">
            <text:p>701694680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921.47" calcext:value-type="float">
            <text:p>1921,47</text:p>
          </table:table-cell>
          <table:table-cell office:value-type="float" office:value="4.8" calcext:value-type="float">
            <text:p>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714680" calcext:value-type="float">
            <text:p>701714680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18.95" calcext:value-type="float">
            <text:p>518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734680" calcext:value-type="float">
            <text:p>70173468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599.11" calcext:value-type="float">
            <text:p>2599,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754680" calcext:value-type="float">
            <text:p>701754680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483.17" calcext:value-type="float">
            <text:p>2483,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774680" calcext:value-type="float">
            <text:p>701774680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21.4" calcext:value-type="float">
            <text:p>102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794680" calcext:value-type="float">
            <text:p>701794680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29.9" calcext:value-type="float">
            <text:p>1729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814680" calcext:value-type="float">
            <text:p>70181468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674.86" calcext:value-type="float">
            <text:p>1674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834680" calcext:value-type="float">
            <text:p>701834680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632.33" calcext:value-type="float">
            <text:p>3632,3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854680" calcext:value-type="float">
            <text:p>70185468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83.4" calcext:value-type="float">
            <text:p>1283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874680" calcext:value-type="float">
            <text:p>701874680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76.62" calcext:value-type="float">
            <text:p>1076,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894680" calcext:value-type="float">
            <text:p>70189468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97.7" calcext:value-type="float">
            <text:p>89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914680" calcext:value-type="float">
            <text:p>70191468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617.84" calcext:value-type="float">
            <text:p>1617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934680" calcext:value-type="float">
            <text:p>701934680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67.82" calcext:value-type="float">
            <text:p>1567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954680" calcext:value-type="float">
            <text:p>701954680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379.8" calcext:value-type="float">
            <text:p>1379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974680" calcext:value-type="float">
            <text:p>701974680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62.05" calcext:value-type="float">
            <text:p>962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994680" calcext:value-type="float">
            <text:p>701994680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356.74" calcext:value-type="float">
            <text:p>1356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014680" calcext:value-type="float">
            <text:p>702014680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55.11" calcext:value-type="float">
            <text:p>855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034680" calcext:value-type="float">
            <text:p>70203468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393.15" calcext:value-type="float">
            <text:p>1393,15</text:p>
          </table:table-cell>
          <table:table-cell office:value-type="float" office:value="2.2" calcext:value-type="float">
            <text:p>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054680" calcext:value-type="float">
            <text:p>702054680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89.25" calcext:value-type="float">
            <text:p>689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074680" calcext:value-type="float">
            <text:p>702074680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34.25" calcext:value-type="float">
            <text:p>534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094680" calcext:value-type="float">
            <text:p>70209468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60.33" calcext:value-type="float">
            <text:p>1460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114680" calcext:value-type="float">
            <text:p>702114680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939.78" calcext:value-type="float">
            <text:p>1939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134680" calcext:value-type="float">
            <text:p>702134680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36.6" calcext:value-type="float">
            <text:p>73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154680" calcext:value-type="float">
            <text:p>702154680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742.48" calcext:value-type="float">
            <text:p>742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174680" calcext:value-type="float">
            <text:p>702174680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94.16" calcext:value-type="float">
            <text:p>594,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194680" calcext:value-type="float">
            <text:p>70219468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861.57" calcext:value-type="float">
            <text:p>861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214680" calcext:value-type="float">
            <text:p>70221468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533.37" calcext:value-type="float">
            <text:p>2533,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234680" calcext:value-type="float">
            <text:p>702234680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265.87" calcext:value-type="float">
            <text:p>1265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254680" calcext:value-type="float">
            <text:p>702254680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549.61" calcext:value-type="float">
            <text:p>1549,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274680" calcext:value-type="float">
            <text:p>70227468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553.28" calcext:value-type="float">
            <text:p>1553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294680" calcext:value-type="float">
            <text:p>702294680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431.12" calcext:value-type="float">
            <text:p>1431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314680" calcext:value-type="float">
            <text:p>702314680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55.86" calcext:value-type="float">
            <text:p>555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334680" calcext:value-type="float">
            <text:p>702334680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708.07" calcext:value-type="float">
            <text:p>708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354680" calcext:value-type="float">
            <text:p>702354680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58.11" calcext:value-type="float">
            <text:p>1058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374680" calcext:value-type="float">
            <text:p>702374680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77.75" calcext:value-type="float">
            <text:p>577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394680" calcext:value-type="float">
            <text:p>702394680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6.7" calcext:value-type="float">
            <text:p>1136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414680" calcext:value-type="float">
            <text:p>702414680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96.95" calcext:value-type="float">
            <text:p>496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434680" calcext:value-type="float">
            <text:p>702434680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720.64" calcext:value-type="float">
            <text:p>720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454680" calcext:value-type="float">
            <text:p>702454680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097.01" calcext:value-type="float">
            <text:p>1097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474680" calcext:value-type="float">
            <text:p>702474680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720.36" calcext:value-type="float">
            <text:p>720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494680" calcext:value-type="float">
            <text:p>702494680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229.07" calcext:value-type="float">
            <text:p>1229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514680" calcext:value-type="float">
            <text:p>70251468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95.5" calcext:value-type="float">
            <text:p>695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534680" calcext:value-type="float">
            <text:p>70253468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272.05" calcext:value-type="float">
            <text:p>1272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554680" calcext:value-type="float">
            <text:p>70255468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60.55" calcext:value-type="float">
            <text:p>860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574680" calcext:value-type="float">
            <text:p>702574680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86.51" calcext:value-type="float">
            <text:p>2086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594680" calcext:value-type="float">
            <text:p>702594680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107.92" calcext:value-type="float">
            <text:p>1107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614680" calcext:value-type="float">
            <text:p>702614680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930.53" calcext:value-type="float">
            <text:p>2930,53</text:p>
          </table:table-cell>
          <table:table-cell office:value-type="float" office:value="3.8" calcext:value-type="float">
            <text:p>3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634680" calcext:value-type="float">
            <text:p>70263468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22.56" calcext:value-type="float">
            <text:p>1422,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654680" calcext:value-type="float">
            <text:p>702654680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515.45" calcext:value-type="float">
            <text:p>1515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674680" calcext:value-type="float">
            <text:p>702674680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997.27" calcext:value-type="float">
            <text:p>1997,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694680" calcext:value-type="float">
            <text:p>702694680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721.42" calcext:value-type="float">
            <text:p>1721,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714680" calcext:value-type="float">
            <text:p>702714680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746.68" calcext:value-type="float">
            <text:p>1746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734680" calcext:value-type="float">
            <text:p>702734680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100.99" calcext:value-type="float">
            <text:p>2100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754680" calcext:value-type="float">
            <text:p>702754680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175.54" calcext:value-type="float">
            <text:p>1175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774680" calcext:value-type="float">
            <text:p>702774680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731.95" calcext:value-type="float">
            <text:p>1731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794680" calcext:value-type="float">
            <text:p>702794680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214.7" calcext:value-type="float">
            <text:p>2214,7</text:p>
          </table:table-cell>
          <table:table-cell office:value-type="float" office:value="3.6" calcext:value-type="float">
            <text:p>3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814680" calcext:value-type="float">
            <text:p>70281468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903.97" calcext:value-type="float">
            <text:p>903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834680" calcext:value-type="float">
            <text:p>702834680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55.67" calcext:value-type="float">
            <text:p>855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854680" calcext:value-type="float">
            <text:p>702854680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05.76" calcext:value-type="float">
            <text:p>1405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874680" calcext:value-type="float">
            <text:p>702874680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4486.21" calcext:value-type="float">
            <text:p>4486,21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894680" calcext:value-type="float">
            <text:p>702894680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59.66" calcext:value-type="float">
            <text:p>859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914680" calcext:value-type="float">
            <text:p>70291468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605.07" calcext:value-type="float">
            <text:p>1605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934680" calcext:value-type="float">
            <text:p>70293468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736.46" calcext:value-type="float">
            <text:p>1736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954680" calcext:value-type="float">
            <text:p>70295468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317.22" calcext:value-type="float">
            <text:p>1317,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974680" calcext:value-type="float">
            <text:p>702974680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214.32" calcext:value-type="float">
            <text:p>1214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2994680" calcext:value-type="float">
            <text:p>70299468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250.02" calcext:value-type="float">
            <text:p>3250,02</text:p>
          </table:table-cell>
          <table:table-cell office:value-type="float" office:value="8.2" calcext:value-type="float">
            <text:p>8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014680" calcext:value-type="float">
            <text:p>70301468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237.66" calcext:value-type="float">
            <text:p>1237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034680" calcext:value-type="float">
            <text:p>703034680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841.54" calcext:value-type="float">
            <text:p>1841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054680" calcext:value-type="float">
            <text:p>703054680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783.32" calcext:value-type="float">
            <text:p>1783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074680" calcext:value-type="float">
            <text:p>703074680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190.81" calcext:value-type="float">
            <text:p>1190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094680" calcext:value-type="float">
            <text:p>703094680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651.1" calcext:value-type="float">
            <text:p>165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114680" calcext:value-type="float">
            <text:p>703114680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10.39" calcext:value-type="float">
            <text:p>610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3134680" calcext:value-type="float">
            <text:p>703134680</text:p>
          </table:table-cell>
          <table:table-cell table:number-columns-repeated="1016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740.87" calcext:value-type="float">
            <text:p>25740,87</text:p>
          </table:table-cell>
          <table:table-cell table:style-name="Default" office:value-type="float" office:value="22.4" calcext:value-type="float">
            <text:p>22,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3154680" calcext:value-type="float">
            <text:p>70315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11600.55" calcext:value-type="float">
            <text:p>1711600,5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1.8" calcext:value-type="float">
            <text:p>51,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.2" calcext:value-type="float">
            <text:p>12,2</text:p>
          </table:table-cell>
          <table:table-cell table:style-name="Default" office:value-type="float" office:value="703174680" calcext:value-type="float">
            <text:p>70317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0073.85" calcext:value-type="float">
            <text:p>280073,8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0.6" calcext:value-type="float">
            <text:p>60,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3194680" calcext:value-type="float">
            <text:p>70319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9690.11" calcext:value-type="float">
            <text:p>399690,11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3214680" calcext:value-type="float">
            <text:p>70321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29065.78" calcext:value-type="float">
            <text:p>1529065,78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.2" calcext:value-type="float">
            <text:p>4,2</text:p>
          </table:table-cell>
          <table:table-cell table:style-name="Default" office:value-type="float" office:value="703234680" calcext:value-type="float">
            <text:p>70323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41757.39" calcext:value-type="float">
            <text:p>6841757,3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.6" calcext:value-type="float">
            <text:p>89,6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office:value-type="float" office:value="45.2" calcext:value-type="float">
            <text:p>45,2</text:p>
          </table:table-cell>
          <table:table-cell table:style-name="ce3" office:value-type="float" office:value="703254680" calcext:value-type="float">
            <text:p>70325468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063272.62" calcext:value-type="float">
            <text:p>19063272,62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3" office:value-type="float" office:value="94.4" calcext:value-type="float">
            <text:p>94,4</text:p>
          </table:table-cell>
          <table:table-cell table:style-name="ce3" office:value-type="float" office:value="703274680" calcext:value-type="float">
            <text:p>70327468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7846" calcext:value-type="float">
            <text:p>2647846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35.2" calcext:value-type="float">
            <text:p>35,2</text:p>
          </table:table-cell>
          <table:table-cell table:style-name="ce3" office:value-type="float" office:value="15.8" calcext:value-type="float">
            <text:p>15,8</text:p>
          </table:table-cell>
          <table:table-cell table:style-name="ce3" office:value-type="float" office:value="703294680" calcext:value-type="float">
            <text:p>70329468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4275.15" calcext:value-type="float">
            <text:p>714275,1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314680" calcext:value-type="float">
            <text:p>7033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733.5" calcext:value-type="float">
            <text:p>517733,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334680" calcext:value-type="float">
            <text:p>7033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9876.3" calcext:value-type="float">
            <text:p>989876,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3354680" calcext:value-type="float">
            <text:p>7033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9439.88" calcext:value-type="float">
            <text:p>679439,88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374680" calcext:value-type="float">
            <text:p>7033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6646.61" calcext:value-type="float">
            <text:p>646646,61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394680" calcext:value-type="float">
            <text:p>7033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2290.06" calcext:value-type="float">
            <text:p>442290,0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414680" calcext:value-type="float">
            <text:p>7034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6433.74" calcext:value-type="float">
            <text:p>286433,74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434680" calcext:value-type="float">
            <text:p>7034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4459.92" calcext:value-type="float">
            <text:p>264459,92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454680" calcext:value-type="float">
            <text:p>7034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1858.72" calcext:value-type="float">
            <text:p>441858,72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474680" calcext:value-type="float">
            <text:p>7034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5961.15" calcext:value-type="float">
            <text:p>315961,1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494680" calcext:value-type="float">
            <text:p>7034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3021.67" calcext:value-type="float">
            <text:p>193021,6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514680" calcext:value-type="float">
            <text:p>7035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8733.11" calcext:value-type="float">
            <text:p>398733,11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534680" calcext:value-type="float">
            <text:p>7035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4174.65" calcext:value-type="float">
            <text:p>214174,6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554680" calcext:value-type="float">
            <text:p>7035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1227.28" calcext:value-type="float">
            <text:p>221227,28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574680" calcext:value-type="float">
            <text:p>7035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7318.69" calcext:value-type="float">
            <text:p>177318,69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594680" calcext:value-type="float">
            <text:p>7035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2010.29" calcext:value-type="float">
            <text:p>232010,29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614680" calcext:value-type="float">
            <text:p>7036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5615.03" calcext:value-type="float">
            <text:p>465615,0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634680" calcext:value-type="float">
            <text:p>7036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9172.95" calcext:value-type="float">
            <text:p>379172,9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654680" calcext:value-type="float">
            <text:p>7036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3223.26" calcext:value-type="float">
            <text:p>283223,2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674680" calcext:value-type="float">
            <text:p>7036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2575.57" calcext:value-type="float">
            <text:p>362575,5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694680" calcext:value-type="float">
            <text:p>7036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7993.58" calcext:value-type="float">
            <text:p>417993,58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714680" calcext:value-type="float">
            <text:p>7037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9131.71" calcext:value-type="float">
            <text:p>559131,71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734680" calcext:value-type="float">
            <text:p>7037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5410.95" calcext:value-type="float">
            <text:p>445410,9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754680" calcext:value-type="float">
            <text:p>7037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1687.18" calcext:value-type="float">
            <text:p>361687,18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774680" calcext:value-type="float">
            <text:p>7037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6408.46" calcext:value-type="float">
            <text:p>496408,4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794680" calcext:value-type="float">
            <text:p>7037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9904.17" calcext:value-type="float">
            <text:p>719904,1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3814680" calcext:value-type="float">
            <text:p>7038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5120.56" calcext:value-type="float">
            <text:p>445120,5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834680" calcext:value-type="float">
            <text:p>70383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8397.71" calcext:value-type="float">
            <text:p>418397,71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854680" calcext:value-type="float">
            <text:p>70385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3961.98" calcext:value-type="float">
            <text:p>613961,98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874680" calcext:value-type="float">
            <text:p>70387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889.33" calcext:value-type="float">
            <text:p>523889,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3894680" calcext:value-type="float">
            <text:p>70389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1726.19" calcext:value-type="float">
            <text:p>1031726,19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3914680" calcext:value-type="float">
            <text:p>70391468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61775.39" calcext:value-type="float">
            <text:p>2061775,39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15.6" calcext:value-type="float">
            <text:p>15,6</text:p>
          </table:table-cell>
          <table:table-cell table:style-name="Default" office:value-type="float" office:value="6.6" calcext:value-type="float">
            <text:p>6,6</text:p>
          </table:table-cell>
          <table:table-cell table:style-name="Default" office:value-type="float" office:value="703934680" calcext:value-type="float">
            <text:p>70393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261676.6" calcext:value-type="float">
            <text:p>2261676,6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.2" calcext:value-type="float">
            <text:p>19,2</text:p>
          </table:table-cell>
          <table:table-cell table:style-name="Default" office:value-type="float" office:value="703954680" calcext:value-type="float">
            <text:p>70395468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016599.57" calcext:value-type="float">
            <text:p>21016599,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4.8" calcext:value-type="float">
            <text:p>94,8</text:p>
          </table:table-cell>
          <table:table-cell table:style-name="ce3" office:value-type="float" office:value="78.8" calcext:value-type="float">
            <text:p>78,8</text:p>
          </table:table-cell>
          <table:table-cell table:style-name="ce3" office:value-type="float" office:value="703974680" calcext:value-type="float">
            <text:p>70397468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647554.18" calcext:value-type="float">
            <text:p>4647554,18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40.76" calcext:value-type="float">
            <text:p>40,76</text:p>
          </table:table-cell>
          <table:table-cell table:style-name="Default" office:value-type="float" office:value="28.26" calcext:value-type="float">
            <text:p>28,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01:11:46.963695743</dc:date>
    <dc:creator>Olivier Bedel</dc:creator>
    <meta:document-statistic meta:table-count="1" meta:cell-count="2040" meta:object-count="0"/>
    <meta:generator>LibreOffice/4.2.8.2$Linux_X86_64 LibreOffice_project/48d50dbfc06349262c9d50868e5c1f630a573ebd</meta:generator>
  </office:meta>
</office:document-meta>
</file>